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rebuchet MS" svg:font-family="'Trebuchet M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style:writing-mode="lr-tb"/>
      <style:text-properties fo:language="en" fo:country="US" officeooo:paragraph-rsid="00029b17"/>
    </style:style>
    <style:style style:name="P2" style:family="paragraph" style:parent-style-name="Standard">
      <style:paragraph-properties fo:line-height="115%" fo:break-before="auto" fo:break-after="auto" style:writing-mode="lr-tb"/>
      <style:text-properties fo:language="en" fo:country="US" officeooo:paragraph-rsid="00029b17"/>
    </style:style>
    <style:style style:name="P3" style:family="paragraph" style:parent-style-name="Heading_20_3">
      <style:paragraph-properties fo:line-height="115%" fo:break-before="auto" fo:break-after="auto" style:writing-mode="lr-tb"/>
      <style:text-properties fo:language="en" fo:country="US" officeooo:paragraph-rsid="00029b17"/>
    </style:style>
    <style:style style:name="P4" style:family="paragraph" style:parent-style-name="Heading_20_5">
      <style:paragraph-properties fo:line-height="115%" fo:break-before="auto" fo:break-after="auto" style:writing-mode="lr-tb"/>
      <style:text-properties fo:language="en" fo:country="US" officeooo:paragraph-rsid="00029b17"/>
    </style:style>
    <style:style style:name="T1" style:family="text">
      <style:text-properties officeooo:rsid="000910b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0">Defense</text:h>
      <text:p text:style-name="P2">There are three ways for the player to defend themselves. </text:p>
      <text:h text:style-name="P4" text:outline-level="10"><text:bookmark text:name="h.vrk4iy696zvm"/>Magic Resist</text:h>
      <text:p text:style-name="P2">This reflects the players ability to withstand magical damage. To increase magical resist the player must either invest in the attribute INT. Intelligence will not only boost the players magic resist but also give their spell-based abilities a boost. Very rare armors comes with the added bonus of Magic Resist. <text:span text:style-name="T1">S</text:span>upport <text:span text:style-name="T1">spells</text:span> <text:span text:style-name="T1">may</text:span> grant magic resist for a limited period through buffs. </text:p>
      <text:h text:style-name="P4" text:outline-level="10"><text:bookmark text:name="h.xv6ajrovsidc"/>Physical Resist</text:h>
      <text:p text:style-name="P2">Physical resist are slightly gained by the player who stacks dexterity, dexterity increases attack speed and physical resist due to the players dextrous moves. Physical resist could also be gained by drinking certain potions or receiving buffs from a support class. </text:p>
      <text:h text:style-name="P4" text:outline-level="10"><text:bookmark text:name="h.cn6mpf9axw68"/>Armor</text:h>
      <text:p text:style-name="P1">This attribute can only be gained from wearing armors that yield arm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rebuchet MS" svg:font-family="'Trebuchet M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0T16:09:53.047000000</meta:creation-date>
    <dc:date>2014-05-20T16:10:17.211000000</dc:date>
    <meta:editing-duration>P0D</meta:editing-duration>
    <meta:editing-cycles>1</meta:editing-cycles>
    <meta:document-statistic meta:table-count="0" meta:image-count="0" meta:object-count="0" meta:page-count="1" meta:paragraph-count="8" meta:word-count="131" meta:character-count="820" meta:non-whitespace-character-count="694"/>
    <meta:generator>LibreOffice/4.2.3.3$Windows_x86 LibreOffice_project/882f8a0a489bc99a9e60c7905a60226254cb6ff0</meta:generator>
  </office:meta>
</office:document-meta>
</file>